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4b0" style:font-weight-asian="bold" style:font-weight-complex="bold"/>
    </style:style>
    <style:style style:name="P4" style:family="paragraph" style:parent-style-name="Standard">
      <style:text-properties fo:color="#0e11e8"/>
    </style:style>
    <style:style style:name="P5" style:family="paragraph" style:parent-style-name="Standard">
      <style:text-properties fo:color="#0e11e8" officeooo:paragraph-rsid="001c5c30"/>
    </style:style>
    <style:style style:name="P6" style:family="paragraph" style:parent-style-name="Standard">
      <style:text-properties fo:color="#0e11e8" style:text-line-through-style="solid" style:text-line-through-type="single"/>
    </style:style>
    <style:style style:name="P7" style:family="paragraph" style:parent-style-name="Standard">
      <style:text-properties fo:color="#f31bf3"/>
    </style:style>
    <style:style style:name="P8" style:family="paragraph" style:parent-style-name="Standard">
      <style:text-properties fo:color="#f31bf3" officeooo:paragraph-rsid="001c5c30"/>
    </style:style>
    <style:style style:name="P9" style:family="paragraph" style:parent-style-name="Standard">
      <style:text-properties fo:color="#f31bf3" style:text-line-through-style="solid" style:text-line-through-type="single"/>
    </style:style>
    <style:style style:name="P10" style:family="paragraph" style:parent-style-name="Standard">
      <style:text-properties fo:color="#f31bf3" style:text-line-through-style="solid" style:text-line-through-type="single" officeooo:paragraph-rsid="001c5c30"/>
    </style:style>
    <style:style style:name="P11" style:family="paragraph" style:parent-style-name="Standard">
      <style:text-properties fo:color="#f31bf3" officeooo:rsid="002e1a72" officeooo:paragraph-rsid="002e1a72"/>
    </style:style>
    <style:style style:name="P12" style:family="paragraph" style:parent-style-name="Standard">
      <style:text-properties fo:color="#f31bf3" officeooo:paragraph-rsid="003f1500"/>
    </style:style>
    <style:style style:name="P13" style:family="paragraph" style:parent-style-name="Standard">
      <style:text-properties fo:color="#f31bf3" officeooo:paragraph-rsid="001da4b0"/>
    </style:style>
    <style:style style:name="P14" style:family="paragraph" style:parent-style-name="Standard">
      <style:text-properties fo:color="#18a303"/>
    </style:style>
    <style:style style:name="P15" style:family="paragraph" style:parent-style-name="Standard">
      <style:text-properties fo:color="#18a303" style:text-line-through-style="solid" style:text-line-through-type="single"/>
    </style:style>
    <style:style style:name="P16" style:family="paragraph" style:parent-style-name="Standard">
      <style:text-properties fo:color="#a33e03"/>
    </style:style>
    <style:style style:name="P17" style:family="paragraph" style:parent-style-name="Standard">
      <style:text-properties fo:color="#a33e03" officeooo:paragraph-rsid="001c5c30"/>
    </style:style>
    <style:style style:name="P18" style:family="paragraph" style:parent-style-name="Standard">
      <style:text-properties fo:color="#a33e03" style:text-line-through-style="solid" style:text-line-through-type="single"/>
    </style:style>
    <style:style style:name="P19" style:family="paragraph" style:parent-style-name="Standard">
      <style:text-properties fo:color="#a33e03" style:text-line-through-style="solid" style:text-line-through-type="single" officeooo:paragraph-rsid="001c5c30"/>
    </style:style>
    <style:style style:name="P20" style:family="paragraph" style:parent-style-name="Standard">
      <style:text-properties fo:color="#8112d0"/>
    </style:style>
    <style:style style:name="P21" style:family="paragraph" style:parent-style-name="Standard">
      <style:text-properties officeooo:paragraph-rsid="001c5c30"/>
    </style:style>
    <style:style style:name="P22" style:family="paragraph" style:parent-style-name="Standard">
      <style:text-properties officeooo:paragraph-rsid="001da4b0"/>
    </style:style>
    <style:style style:name="P23" style:family="paragraph" style:parent-style-name="Standard">
      <style:text-properties fo:color="#c9211e" officeooo:rsid="0032ee64" officeooo:paragraph-rsid="0032ee64"/>
    </style:style>
    <style:style style:name="P24" style:family="paragraph" style:parent-style-name="Standard">
      <style:text-properties fo:color="#c9211e" fo:font-weight="bold" officeooo:rsid="0032ee64" officeooo:paragraph-rsid="0032ee64" style:font-weight-asian="bold" style:font-weight-complex="bold"/>
    </style:style>
    <style:style style:name="P25" style:family="paragraph" style:parent-style-name="Standard">
      <style:text-properties fo:color="#c9211e" fo:font-weight="bold" officeooo:rsid="00390ca3" officeooo:paragraph-rsid="00390ca3" style:font-weight-asian="bold" style:font-weight-complex="bold"/>
    </style:style>
    <style:style style:name="P26" style:family="paragraph" style:parent-style-name="Standard">
      <style:text-properties fo:color="#c9211e" fo:font-weight="bold" officeooo:rsid="003ac789" officeooo:paragraph-rsid="003ac789" style:font-weight-asian="bold" style:font-weight-complex="bold"/>
    </style:style>
    <style:style style:name="P27" style:family="paragraph" style:parent-style-name="Standard">
      <style:text-properties fo:color="#c9211e" fo:font-weight="bold" officeooo:rsid="003c99f7" officeooo:paragraph-rsid="003c99f7" style:font-weight-asian="bold" style:font-weight-complex="bold"/>
    </style:style>
    <style:style style:name="P28" style:family="paragraph" style:parent-style-name="Standard">
      <style:text-properties fo:color="#c9211e" fo:font-weight="bold" officeooo:rsid="003e7ea7" officeooo:paragraph-rsid="003e7ea7" style:font-weight-asian="bold" style:font-weight-complex="bold"/>
    </style:style>
    <style:style style:name="P29" style:family="paragraph" style:parent-style-name="Standard">
      <style:text-properties fo:color="#c9211e" fo:font-weight="bold" officeooo:rsid="003f1500" officeooo:paragraph-rsid="003f1500" style:font-weight-asian="bold" style:font-weight-complex="bold"/>
    </style:style>
    <style:style style:name="P30" style:family="paragraph" style:parent-style-name="Standard">
      <style:text-properties fo:color="#c9211e" fo:font-weight="bold" officeooo:rsid="003fd4d6" officeooo:paragraph-rsid="003fd4d6" style:font-weight-asian="bold" style:font-weight-complex="bold"/>
    </style:style>
    <style:style style:name="P31" style:family="paragraph" style:parent-style-name="Standard">
      <style:text-properties fo:color="#c9211e" fo:font-weight="bold" officeooo:rsid="0041ca52" officeooo:paragraph-rsid="0041ca52" style:font-weight-asian="bold" style:font-weight-complex="bold"/>
    </style:style>
    <style:style style:name="P32" style:family="paragraph" style:parent-style-name="Standard">
      <style:text-properties fo:color="#c9211e" fo:font-weight="bold" officeooo:rsid="0043781c" officeooo:paragraph-rsid="0043781c" style:font-weight-asian="bold" style:font-weight-complex="bold"/>
    </style:style>
    <style:style style:name="P33" style:family="paragraph" style:parent-style-name="Standard">
      <style:text-properties fo:color="#c9211e" officeooo:rsid="00372c0c" officeooo:paragraph-rsid="00372c0c"/>
    </style:style>
    <style:style style:name="P34" style:family="paragraph" style:parent-style-name="Standard">
      <style:text-properties fo:color="#c9211e" officeooo:rsid="003ac789" officeooo:paragraph-rsid="003ac789"/>
    </style:style>
    <style:style style:name="P35" style:family="paragraph" style:parent-style-name="Standard">
      <style:text-properties fo:color="#c9211e" officeooo:rsid="003f1500" officeooo:paragraph-rsid="003f1500"/>
    </style:style>
    <style:style style:name="P36" style:family="paragraph" style:parent-style-name="Standard">
      <style:text-properties fo:color="#8112d0" style:text-line-through-style="solid" style:text-line-through-type="sing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/>
    </style:style>
    <style:style style:name="T6" style:family="text">
      <style:text-properties fo:color="#c9211e" officeooo:rsid="002eb314"/>
    </style:style>
    <style:style style:name="T7" style:family="text">
      <style:text-properties fo:color="#c9211e" fo:font-weight="bold" officeooo:rsid="002eb314" style:font-weight-asian="bold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1ca5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T review of “ΛK femtoscopy in Pb–Pb collisions” paper</text:p>
      <text:p text:style-name="Standard"/>
      <text:p text:style-name="Standard">Link to paper page:</text:p>
      <text:p text:style-name="Standard"><text:a xlink:type="simple" xlink:href="https://alice-publications.web.cern.ch/node/5115" text:style-name="Internet_20_link" text:visited-style-name="Visited_20_Internet_20_Link">https://alice-publications.web.cern.ch/node/5115</text:a></text:p>
      <text:p text:style-name="Standard"/>
      <text:p text:style-name="Standard">Link to paper draft:</text:p>
      <text:p text:style-name="Standard"><text:a xlink:type="simple" xlink:href="https://alice-publications.web.cern.ch/system/files/draft/5115/2019-08-28-lamkpublication_v6.pdf" text:style-name="Internet_20_link" text:visited-style-name="Visited_20_Internet_20_Link">https://alice-publications.web.cern.ch/system/files/draft/5115/2019-08-28-lamkpublication_v6.pdf</text:a></text:p>
      <text:p text:style-name="Standard"/>
      <text:p text:style-name="Standard">Comment authors:</text:p>
      <text:p text:style-name="P4">Łukasz Graczykowski</text:p>
      <text:p text:style-name="P7">Georgy Kornakov</text:p>
      <text:p text:style-name="P14">Janusz Oleniacz</text:p>
      <text:p text:style-name="P16">Daniel Kikoła</text:p>
      <text:p text:style-name="P20">Małgorzata Janik</text:p>
      <text:p text:style-name="Standard"/>
      <text:p text:style-name="Standard"/>
      <text:p text:style-name="P1">GENERAL</text:p>
      <text:p text:style-name="Standard"/>
      <text:p text:style-name="P7">Use upfonts for particles \uppi from upgreek package.</text:p>
      <text:p text:style-name="P7">Unify the k*, <text:span text:style-name="T3">k</text:span>, <text:span text:style-name="T3">P</text:span>, <text:span text:style-name="T3">p</text:span>, p.. (vectors and scalars notations, 3-momentum, 4-momentum)</text:p>
      <text:p text:style-name="P7">Unify Fig. Figure Ref. Reference Eq. Equation and so on.</text:p>
      <text:p text:style-name="P7">Check for repetitions. The information is several times repeated in the text in neighbouring</text:p>
      <text:p text:style-name="P7">paragraphs and sentences.</text:p>
      <text:p text:style-name="Standard"/>
      <text:p text:style-name="P7"><text:span text:style-name="T3">Asymmetry measurement</text:span> this part of the analysis is very inconclusive and doesn’t provide</text:p>
      <text:p text:style-name="P7">further insight for the reader. It is not clear if the simulation with a different radii would describe</text:p>
      <text:p text:style-name="P7">better the data, or by changing the interaction parameters. It seems that both are correlated (R</text:p>
      <text:p text:style-name="P7">and f). The fact that the mT scaling is not followed by the non-identical is expected, but to</text:p>
      <text:p text:style-name="P7">produce an expected value is not an easy task in the presence of collective motion, as here, for</text:p>
      <text:p text:style-name="P7">example residual correlations do play a role as they may contribute with a non-flat distribution,</text:p>
      <text:p text:style-name="P7">as heavier particles will have more flow.</text:p>
      <text:p text:style-name="Standard"/>
      <text:p text:style-name="P4">I agree with Georgy here. For the moment the paper focuses on both aspects: the strong</text:p>
      <text:p text:style-name="P4">interaction measurement, and then the emission asymmetry. In my opinion, the procedure</text:p>
      <text:p text:style-name="P4">should be the following: we first constrain the parameters, then we use them to extract the</text:p>
      <text:p text:style-name="P4">asymmetry. Here, after reading the paper, I have an impression that the asymmetry</text:p>
      <text:p text:style-name="P4">measurement and the whole analysis is incomplete. While this is good for a PhD thesis,</text:p>
      <text:p text:style-name="P4">personally I would not keep it in this paper. Perhaps a better option would be to use what is in</text:p>
      <text:p text:style-name="P4">the Appendix C as a basis for a future theoretical/methodological paper, and then just use the</text:p>
      <text:p text:style-name="P4">developed method while analyzing data in a subsequent ALICE paper.</text:p>
      <text:p text:style-name="P4">In addition, here it is assumed that all three radii of LCMS have the same value, but this also</text:p>
      <text:p text:style-name="P4">may not be true. We know from identical pion measurements for instance, that they are not the</text:p>
      <text:p text:style-name="P4">same. This was taken into account in the pion-kaon analysis for example. In summary, I think the paper would benefit more if it had a clear message and really finalized results - so focus on</text:p>
      <text:p text:style-name="P4">scattering parameters which is very well done, and remove the asymmetry part.</text:p>
      <text:p text:style-name="P4">Method from Appendix A is also not used in the final analysis (at least to our understanding),</text:p>
      <text:p text:style-name="P4">consider removing it.</text:p>
      <text:p text:style-name="Standard"/>
      <text:p text:style-name="Standard"/>
      <text:p text:style-name="P1"><text:soft-page-break/>MINOR GENERAL</text:p>
      <text:p text:style-name="Standard"/>
      <text:p text:style-name="P4">Provide equations in parenthesis, like Eq. (10) (mixed ways are used, sometimes with,</text:p>
      <text:p text:style-name="P4">sometines without)</text:p>
      <text:p text:style-name="Standard"/>
      <text:p text:style-name="Standard"/>
      <text:p text:style-name="P1">FIGURES</text:p>
      <text:p text:style-name="P1"/>
      <text:p text:style-name="P36">For almost all figures labels are very small. They are readable only on screen (with zoom) and</text:p>
      <text:p text:style-name="P36">not on printouts. Please try to increase the labels as much as possible.</text:p>
      <text:p text:style-name="P36">Fig. 1 : almost all labels unreadable (axis, legend, Sig/Bkg)</text:p>
      <text:p text:style-name="P36">Fig. 2. Legends</text:p>
      <text:p text:style-name="P36">Fig. 3. Legends, axis labels</text:p>
      <text:p text:style-name="P36">FIg. 4 Axis labels, legend</text:p>
      <text:p text:style-name="P36">Fig. 5. Axis labels</text:p>
      <text:p text:style-name="P36">Fig. 6. Axis labels</text:p>
      <text:p text:style-name="Standard"/>
      <text:p text:style-name="Standard"/>
      <text:p text:style-name="Standard"/>
      <text:p text:style-name="P1">TITLE</text:p>
      <text:p text:style-name="Standard"/>
      <text:p text:style-name="P1">ABSTRACT</text:p>
      <text:p text:style-name="Standard"/>
      <text:p text:style-name="P7">The abstract should be modified if the asymmetry measurement stays or it is removed from the</text:p>
      <text:p text:style-name="P7">publication.</text:p>
      <text:p text:style-name="Standard"/>
      <text:p text:style-name="Standard"/>
      <text:p text:style-name="P1">INTRODUCTION</text:p>
      <text:p text:style-name="Standard"/>
      <text:p text:style-name="P4">L24: In addition to a review paper [1] (by Lisa, Wiedemann, et al) I would also add references to</text:p>
      <text:p text:style-name="P4">femtoscopy such as Kopylov and Podgoretsky papers.</text:p>
      <text:p text:style-name="Standard"/>
      <text:p text:style-name="P7">L26-27: CF are sensitive to FSI and to the source</text:p>
      <text:p text:style-name="P7"/>
      <text:p text:style-name="P9">L31-32 “The momentum and species...” should be before the non-identical femto as it relates to</text:p>
      <text:p text:style-name="P9">the general and not only to non-identical.</text:p>
      <text:p text:style-name="P7"/>
      <text:p text:style-name="P9">L33 unique environment? Femtoscopy allows one to measure/access/extract…</text:p>
      <text:p text:style-name="Standard"/>
      <text:p text:style-name="P4">L33: “in which to measure scattering parameters, many of which are difficult (...), to measure</text:p>
      <text:p text:style-name="P5">othweise” -&gt; very hard to understand, please rephrase</text:p>
      <text:p text:style-name="P21"/>
      <text:p text:style-name="P8">L34 nuclear scattering parameters? Which and what they are.</text:p>
      <text:p text:style-name="P8"/>
      <text:p text:style-name="P9">L35 “This aspect of femtoscopy is the focal point....” This sentence is superfluous, should be</text:p>
      <text:p text:style-name="P9">clear from introduction and abstract.</text:p>
      <text:p text:style-name="Standard"/>
      <text:p text:style-name="P6">L33: repetition of “analysis” just next to each other</text:p>
      <text:p text:style-name="Standard"/>
      <text:p text:style-name="P9"><text:soft-page-break/>L35-37 “In this analysis, L-K pairs are studied, in which at least one particle is electrically</text:p>
      <text:p text:style-name="P9">neutral. Quantum statistics and the Coulomb interaction do not contribute, offering a clear signal</text:p>
      <text:p text:style-name="P9">from the strong interaction.” L-K pairs, which only interact strongly, are the subject of this</text:p>
      <text:p text:style-name="P9">analysis</text:p>
      <text:p text:style-name="P7"/>
      <text:p text:style-name="P9">L42 “This study is particularly interesting”: This sentence is superfluous, Don’t say it, you have</text:p>
      <text:p text:style-name="P9">to convince readers about it.</text:p>
      <text:p text:style-name="Standard"/>
      <text:p text:style-name="P15">L42-43:<text:tab/>“where not previously not known” ?</text:p>
      <text:p text:style-name="P15"><text:tab/><text:tab/>where not previously known</text:p>
      <text:p text:style-name="P15"><text:tab/><text:tab/>where previously unknown</text:p>
      <text:p text:style-name="Standard"/>
      <text:p text:style-name="P7">L42-43 Or they are unknown (the parameters) or there is limited knowledge about them. Can</text:p>
      <text:p text:style-name="P7">not be both simultaneously.</text:p>
      <text:p text:style-name="Standard"/>
      <text:p text:style-name="P18">L30: separation of the single particle source emitting regions -&gt; separation of the single-particle</text:p>
      <text:p text:style-name="P18">source regions; or: “single-particle emission regions” (although I’m not a native speaker)</text:p>
      <text:p text:style-name="P16"/>
      <text:p text:style-name="P18">L44: Scattering parameters for similar systems are also very limited -&gt; it should be rather</text:p>
      <text:p text:style-name="P18">“information about scattering parameters for similar systems is also very limited”</text:p>
      <text:p text:style-name="Standard"/>
      <text:p text:style-name="P7">L47-48 “This paper presents the first measurements of the scattering parameters of LK pairs in</text:p>
      <text:p text:style-name="P7">all three charge combinations (LK+, LK-, and LK0S).” Repeats sentence from lines L39-40.</text:p>
      <text:p text:style-name="P7"/>
      <text:p text:style-name="P7">L52 Which are the non-femtoscopic backgrounds? In the paper only flow is studied.</text:p>
      <text:p text:style-name="P7"/>
      <text:p text:style-name="P7">L53 “correlations induced by feed-down from resonances”. This leads to confusion as you</text:p>
      <text:p text:style-name="P7">correct for electromagnetic and weak decays, which are long lived particles wrt the time of</text:p>
      <text:p text:style-name="P7">formation of the femtoscopic signal and drop the short lived resonances. Specify it.</text:p>
      <text:p text:style-name="P7"/>
      <text:p text:style-name="P7">L60 Appendix A is not used for anything in the text. Yes, a method exists to suppress the effect</text:p>
      <text:p text:style-name="P7">from flow but it also doesn’t produce a full decorrelated background in the femtoscopic region. It</text:p>
      <text:p text:style-name="P7">is a good proof of principle that the non-flat CF comes from flow. Moreover it works for central</text:p>
      <text:p text:style-name="P8">and semi-central but is not flat in peripheral, meaning that other sources are present.</text:p>
      <text:p text:style-name="P8"/>
      <text:p text:style-name="P8">L63-64 Appendix C and THERMINATOR. The source offset has only limited effect on the radii.</text:p>
      <text:p text:style-name="P7">See paper A. Kisiel, “Pion-kaon femtoscopy in Pb–Pb collisions at √sNN=2.76 TeV modeled</text:p>
      <text:p text:style-name="P7">in(3+1)D hydrodynamics coupled to Therminator 2 and the effect of delayed kaon emission,”</text:p>
      <text:p text:style-name="P7">arXiv:1804.06781</text:p>
      <text:p text:style-name="P11"><text:span text:style-name="T7">TODO</text:span><text:span text:style-name="T6"> </text:span><text:span text:style-name="T5">For a pion-kaon system the source offset it not as great, as the mT values for the two systems are more similar...</text:span></text:p>
      <text:p text:style-name="P7"/>
      <text:p text:style-name="P7">The part related to the delayed emission is not conclusive. It is not clear at all if the effect comes</text:p>
      <text:p text:style-name="P7">just from collectivity or there is something on top as an offset. Moreover the different parameters</text:p>
      <text:p text:style-name="P7">seem to correlate and instead of mu_out one could change slightly scattering parameters and</text:p>
      <text:p text:style-name="P7">get a similar result.</text:p>
      <text:p text:style-name="Standard"/>
      <text:p text:style-name="P16">L64: the source offset in the “out” direction -&gt; this is jargon; since it is an introduction, why not</text:p>
      <text:p text:style-name="P16">write what the “out” is?</text:p>
      <text:p text:style-name="Standard"><text:soft-page-break/></text:p>
      <text:p text:style-name="Standard"/>
      <text:p text:style-name="Standard"/>
      <text:p text:style-name="P1">DATA ANALYSIS</text:p>
      <text:p text:style-name="Standard"/>
      <text:p text:style-name="P7">L69-70 “This work reports on the analysis of Pb–Pb collisions at sNN = 2.76 TeV produced by</text:p>
      <text:p text:style-name="P7">the LHC and 70 measured by the ALICE experiment [16] in 2011.” Was already said several</text:p>
      <text:p text:style-name="P7">times before.</text:p>
      <text:p text:style-name="Standard"/>
      <text:p text:style-name="P18">L77: Tracking System -&gt; Tracking System (ITS) ; to be consistent with the previous line.</text:p>
      <text:p text:style-name="Standard"/>
      <text:p text:style-name="P7">L77-78 determining and determination too close to each other. Substitute by a synonym one of</text:p>
      <text:p text:style-name="P7">them.</text:p>
      <text:p text:style-name="P7"/>
      <text:p text:style-name="P7">L79 of the <text:span text:style-name="T3">tracks</text:span> was performed using <text:span text:style-name="T3">tracks</text:span></text:p>
      <text:p text:style-name="P7">“The determination of the momenta of the tracks was performed using tracks reconstructed with</text:p>
      <text:p text:style-name="P7">the TPC only” -&gt; The momentum was reconstructed by the tracking algorithm using only TPC</text:p>
      <text:p text:style-name="P7">clusters.</text:p>
      <text:p text:style-name="P7"/>
      <text:p text:style-name="P7">L79-81 Reorder. In order to achieve high quality you impose minimum number of clusters cut.</text:p>
      <text:p text:style-name="P23"><text:span text:style-name="T3">TODO</text:span> I don’t follow. <text:s/>This is currently what the sentence states.</text:p>
      <text:p text:style-name="Standard"/>
      <text:p text:style-name="P16">L79: A minimum requirement of 80 reconstructed TPC clusters was imposed -&gt; I would add</text:p>
      <text:p text:style-name="P16">here “requirement of 80 reconstructed TPC out of ... possible was imposed”</text:p>
      <text:p text:style-name="Standard"/>
      <text:p text:style-name="P9">L81 “remove fakes” -&gt; reject</text:p>
      <text:p text:style-name="P7"/>
      <text:p text:style-name="P7">L85 Bethe-Bloch depends also on charge!</text:p>
      <text:p text:style-name="P7"/>
      <text:p text:style-name="P8">L88 repeated -&gt; tested/applied. Why also to electrons?</text:p>
      <text:p text:style-name="P21"/>
      <text:p text:style-name="P5">L89 <text:span text:style-name="T8">hyphens “-”, especially followed by “,” do not look good.</text:span></text:p>
      <text:p text:style-name="P4">Regarding the PID nsigma section, say explicitly that it was used to select primary kaons, as</text:p>
      <text:p text:style-name="P4">well as for acceptance and rejection of V0 (lambda) daughters. Because finally you have a</text:p>
      <text:p text:style-name="P4">primary kaon sample (where you select kaons and reject electrons and pions) as well as pions</text:p>
      <text:p text:style-name="P4">and protons of lambdas (where you have acceptance criteria). How it is written now suggests</text:p>
      <text:p text:style-name="P4">the reader that you actually select all 4 species (electrons, pions, kaons, protons) as primary</text:p>
      <text:p text:style-name="P4">particles - at least that was my impression.</text:p>
      <text:p text:style-name="P4">Perhaps describe the general idea of nsigma for a given example particle instead (that nsigma</text:p>
      <text:p text:style-name="P4">is deviation in number of sigmas from the mean of the distribution for a given particle)...</text:p>
      <text:p text:style-name="P4">Anyhow, I would think of rewriting parts of this paragraph.</text:p>
      <text:p text:style-name="Standard"/>
      <text:p text:style-name="P7">L106 2.2 V0 selection -&gt; K0 and Lambda selection</text:p>
      <text:p text:style-name="P7"/>
      <text:p text:style-name="P7">L107-108 Mention the branching ratios of these decays.</text:p>
      <text:p text:style-name="P7"/>
      <text:p text:style-name="P7">L108 The main selection -&gt; remove “main”, is there any other?</text:p>
      <text:p text:style-name="P24">TODO<text:span text:style-name="T9"> Yes, there is the misidentification procedure described below</text:span></text:p>
      <text:p text:style-name="P7"/>
      <text:p text:style-name="P7"><text:soft-page-break/>L 109 “Aside from typical kinematic” -&gt; remove typical</text:p>
      <text:p text:style-name="Standard"/>
      <text:p text:style-name="P18">Table 1, Electron rejection: In the definition of the condition for electron rejection, charge is</text:p>
      <text:p text:style-name="P18">unnecessary ( “e<text:span text:style-name="T4">-</text:span>” should be “e”, K<text:span text:style-name="T4">+/-</text:span> should be K, I think)</text:p>
      <text:p text:style-name="Standard"/>
      <text:p text:style-name="P7">L114-115 “The positive and negative daughter tracks are combined to form the V0 candidate,</text:p>
      <text:p text:style-name="P7">the momentum of which is the sum of the momenta of the daughters (calculated at the DCA).”</text:p>
      <text:p text:style-name="P7">Move to L108 after “The obtained candidates are...”. Is momentum calculated at the DCA or at</text:p>
      <text:p text:style-name="P7">the Point of Closest Approach?</text:p>
      <text:p text:style-name="Standard"/>
      <text:p text:style-name="P6">Line 114: why “Daughters” has to start with capital “D”?</text:p>
      <text:p text:style-name="Standard"/>
      <text:p text:style-name="P7">L120-135 Simplify this paragraph, something like: Each V0 L is tested for the K0 hypothesis by</text:p>
      <text:p text:style-name="P7">identifying both tracks as pions. In the event that the second hypothesis provides a good K0</text:p>
      <text:p text:style-name="P7">mass, both tracks pass well single particle cuts, and the difference of the reconstructed invariant</text:p>
      <text:p text:style-name="P7">mass to the PDG value is smaller than that of the Lambda, then this V0 is rejected.</text:p>
      <text:p text:style-name="P7"/>
      <text:p text:style-name="P9">L143 “For the purity <text:span text:style-name="T3">estimations</text:span>, the background signal is <text:span text:style-name="T3">estimated</text:span>” -&gt;</text:p>
      <text:p text:style-name="P9">For the purity estimations, the background is obtained from/calculated/extracted</text:p>
      <text:p text:style-name="Standard"/>
      <text:p text:style-name="P18">L144-145: fitting the minv distribution outside of the mass peak and assuming the distribution to</text:p>
      <text:p text:style-name="P18">continue smoothly within the mass peak -&gt; I would add here what is the assumed shape</text:p>
      <text:p text:style-name="P18">(linear?)</text:p>
      <text:p text:style-name="Standard"/>
      <text:p text:style-name="P10">L145 <text:span text:style-name="T1">within</text:span> peak -&gt; beneath</text:p>
      <text:p text:style-name="P21"/>
      <text:p text:style-name="P19">Fig. 1: I would add in the caption what is the centrality class for these data (0-50%?)</text:p>
      <text:p text:style-name="P21"/>
      <text:p text:style-name="P4">Fig. 1: “Bkg” and “Bgd” used, perhaps unify, also do we need to provide separately “Sig” and</text:p>
      <text:p text:style-name="P4">“Sig+Bkg” (which are big numbers and depend also on number of analyzed events, finished jobs</text:p>
      <text:p text:style-name="P4">on the grid etc.)? Would one number for purity (the division of those two) instead work? That</text:p>
      <text:p text:style-name="P4">would be more valuable I think</text:p>
      <text:p text:style-name="Standard"/>
      <text:p text:style-name="P7">L148 “due to pairs sharing daughters” Already said in L138-139</text:p>
      <text:p text:style-name="P33"><text:span text:style-name="T3">TODO </text:span>In L138-139, the daughter sharing is between particles of the same type within a single particle collection, e.g. making sure all Lambdas from a given event have unique daughter. <text:s/>The daughter sharing in L148 refers to sharing of daughters between particles in a pair, e.g. a Lambda and K0s sharing a pion daughter.</text:p>
      <text:p text:style-name="P7"/>
      <text:p text:style-name="P9">L149 “split or merged tracks” What they are? Substitute by their definition.</text:p>
      <text:p text:style-name="P7"/>
      <text:p text:style-name="P7">L150 “The purpose of the shared daughter restriction is to ensure the first particle in the pair is</text:p>
      <text:p text:style-name="P7">unique from the second.” Drop the sentence, it is clear.</text:p>
      <text:p text:style-name="P25">TODO<text:span text:style-name="T9"> This is different from the daughter sharing described in the previous section, so I think this extra clarification is worthwhile to keep.</text:span></text:p>
      <text:p text:style-name="P7"/>
      <text:p text:style-name="P7">L162-164 “The constraint values used coincide with the values at which the average separation</text:p>
      <text:p text:style-name="P7">correlation functions stabilize to unity, signifying the splitting and merging effects are no longer</text:p>
      <text:p text:style-name="P7">abundant.” Simplify; The cut value was chosen by varying it until no effect was visible in the</text:p>
      <text:p text:style-name="P7"><text:soft-page-break/>correlation function.</text:p>
      <text:p text:style-name="Standard"/>
      <text:p text:style-name="Standard"/>
      <text:p text:style-name="Standard"/>
      <text:p text:style-name="P1">ANALYSIS METHODS</text:p>
      <text:p text:style-name="Standard"/>
      <text:p text:style-name="P7">3.5 Non-femtoscopic background: Was THERMINATOR-2 simulation filtered with</text:p>
      <text:p text:style-name="P7">acceptance-efficiency from experiment in order to reproduce better the experimental</text:p>
      <text:p text:style-name="P7">distributions?</text:p>
      <text:p text:style-name="P25">TODO <text:span text:style-name="T9">No. <text:s/>The experimental distributions are well reproduced.</text:span></text:p>
      <text:p text:style-name="P7"/>
      <text:p text:style-name="P7">L176-179 Check for scalars and vectors. Unify notation. Define the asterisk.</text:p>
      <text:p text:style-name="P7"/>
      <text:p text:style-name="P9">L179-180 “Within the Psi2 term the particle interaction information is contained, and therefore</text:p>
      <text:p text:style-name="P9">the scattering parameters.” Not needed, delete the sentence.</text:p>
      <text:p text:style-name="Standard"/>
      <text:p text:style-name="P4">L180 - perhaps move section 3.2 here (continue with description of Psi using Lednicky model)</text:p>
      <text:p text:style-name="P4">as this is connected. The next section is then the experimental measurement, which is</text:p>
      <text:p text:style-name="P4">something separate from theoretical approach (for example Eq. (3) is an experimental solution</text:p>
      <text:p text:style-name="P4">to Eq. (1))</text:p>
      <text:p text:style-name="Standard"/>
      <text:p text:style-name="P16">L184: femtoscopic effects -&gt; should be rather “physical effects”, since the correlation function</text:p>
      <text:p text:style-name="P16">contains non-femtoscopic background, as indicated later in the paper.</text:p>
      <text:p text:style-name="P7"/>
      <text:p text:style-name="P7">L184 femtoscopic effects -&gt; correlations</text:p>
      <text:p text:style-name="P7"/>
      <text:p text:style-name="P7">L186 “Typically, B(k) is obtained using mixed-event pairs [28]” -&gt;B(k) is obtained using the mixed-event technique [28]</text:p>
      <text:p text:style-name="P7"/>
      <text:p text:style-name="P7">L187-189 The rotation by 180 is not used, why mentioning it at all?</text:p>
      <text:p text:style-name="P7"/>
      <text:p text:style-name="P7">L189 “For this analysis, the typical mixed-event method” -&gt; For this analysis each event is</text:p>
      <text:p text:style-name="P7">mixed with five…</text:p>
      <text:p text:style-name="Standard"/>
      <text:p text:style-name="P4">L 190-191: “events” appears many times, like “... events, only events ...” -&gt; rephrase</text:p>
      <text:p text:style-name="Standard"/>
      <text:p text:style-name="P7">L 192 are mixed -&gt; are used.</text:p>
      <text:p text:style-name="P7"/>
      <text:p text:style-name="P7">L193 -196 “This analysis presents correlation functions for three centrality percentile ranges</text:p>
      <text:p text:style-name="P7">(0–10%, 10–30%, and 30–50%), and is pair transverse momentum (kT = 1/2 |pT1 +pT2|)</text:p>
      <text:p text:style-name="P7">integrated (i.e., no restriction on kT) due to limited data. The kT dependences of the three LK</text:p>
      <text:p text:style-name="P7">charge combinations should be comparable, so an integrated analysis is acceptable.” -&gt;</text:p>
      <text:p text:style-name="P7">This analysis presents correlation functions for three centrality percentile ranges (0–10%,</text:p>
      <text:p text:style-name="P7">10–30%, and 30–50%).</text:p>
      <text:p text:style-name="P34"><text:span text:style-name="T3">TODO</text:span><text:span text:style-name="T9"> I</text:span> was specifically directed in previous rounds to add the sentences you suggest removing.</text:p>
      <text:p text:style-name="Standard"/>
      <text:p text:style-name="P16">L195: “The kT dependences of the three LK charge combinations should be comparable, so an</text:p>
      <text:p text:style-name="P16">integrated analysis is acceptable.” I would remove this sentence or rephrase it. Since we don’t</text:p>
      <text:p text:style-name="P16">know if the kT dependences of the three LK charge combinations are comparable, we can’t</text:p>
      <text:p text:style-name="P16"><text:soft-page-break/>conclude about whether “analysis is acceptable” or not.</text:p>
      <text:p text:style-name="Standard"/>
      <text:p text:style-name="P7">L196-197 “The correlation functions were constructed separately for the two different field</text:p>
      <text:p text:style-name="P7">polarities applied by the ALICE L3 solenoid magnet during the data acquisition. “ -&gt;</text:p>
      <text:p text:style-name="P7">The correlation functions were constructed separately for the two different field polarities with</text:p>
      <text:p text:style-name="P7"><text:span text:style-name="T1">similar statistics in each data sample</text:span>.</text:p>
      <text:p text:style-name="P26">TODO <text:span text:style-name="T9">I do not understand why this should be added</text:span></text:p>
      <text:p text:style-name="P7"/>
      <text:p text:style-name="P7">L197-199 “These are kept separate during the fitting process, and are combined using a</text:p>
      <text:p text:style-name="P7">weighted average when plotting, where the weight is the number of numerator pairs in the</text:p>
      <text:p text:style-name="P7">normalization range.” This applies to the CF or to the results of the extracted parameters from</text:p>
      <text:p text:style-name="P7">the fit? Those have likely different errors. Only in plotting or also for the tables?</text:p>
      <text:p text:style-name="P7"/>
      <text:p text:style-name="P9">L210 “with at least one uncharged member” was already said before (L201), drop it.</text:p>
      <text:p text:style-name="Standard"/>
      <text:p text:style-name="P6">L. 212: provide a reference to Lednicky &amp; Lyuboshitz paper from 1981 regarding the F1 and F2</text:p>
      <text:p text:style-name="P6">functions (they are introduced there)</text:p>
      <text:p text:style-name="Standard"/>
      <text:p text:style-name="P7">L218-227. Primaries and secondary particles should be defined before, better in the introduction</text:p>
      <text:p text:style-name="P7">when introducing residual correlations and feed-downs. Lifetime of the particles is not</text:p>
      <text:p text:style-name="P8">mentioned.</text:p>
      <text:p text:style-name="P8"/>
      <text:p text:style-name="P8">L236 Lfit parameter, for what is needed? Then is compatible with 1. For what it accounts for?</text:p>
      <text:p text:style-name="P8"/>
      <text:p text:style-name="P7">L232-233 Within the list phi meson in not there. 10% of K+K- are from phi’s. It’s lifetime is of 40</text:p>
      <text:p text:style-name="P7">fm/c, so it should be somewhere mentioned.</text:p>
      <text:p text:style-name="P27">TODO <text:span text:style-name="T9">The phi does not contribute significantly to this analysis.</text:span></text:p>
      <text:p text:style-name="P7"/>
      <text:p text:style-name="P7">L289-294 Simplify the fakes part: e.g. Fakes fractions are obtained from the product of</text:p>
      <text:p text:style-name="P7">individual particle purities.</text:p>
      <text:p text:style-name="P7"/>
      <text:p text:style-name="P9">L296-299 “Finite track momentum resolution causes the reconstructed momentum of a particle</text:p>
      <text:p text:style-name="P9">to smear around the true value. This, of course, also holds true for V0 particles. The effect is</text:p>
      <text:p text:style-name="P9">propagated up to the pairs of interest, which causes the reconstructed relative momentum</text:p>
      <text:p text:style-name="P9">(kRec) to differ from the true momentum (kTrue). The effects of finite momentum resolution are</text:p>
      <text:p text:style-name="P9">accounted” -&gt;</text:p>
      <text:p text:style-name="P9">Finite track momentum resolution causes the reconstructed relative momentum (kRec) to differ</text:p>
      <text:p text:style-name="P9">from the true momentum (kTrue). It is accounted.…</text:p>
      <text:p text:style-name="Standard"/>
      <text:p text:style-name="P6">L. 297: I am not sure we can say “V0 particle” which sound like a slang, however you defined it</text:p>
      <text:p text:style-name="P6">in L108. Then it’s fine, but would it be possible to rephrase this to avoid the “V0 particle”?</text:p>
      <text:p text:style-name="Standard"/>
      <text:p text:style-name="P9">L304-306. From “Equation 10 describes that...” and until the end of the paragraph is not</text:p>
      <text:p text:style-name="P9">needed.</text:p>
      <text:p text:style-name="P7"/>
      <text:p text:style-name="P7">Table 5 Why all the Fakes fractions are identical even though the purity for charged K and K0</text:p>
      <text:p text:style-name="P7">are different.</text:p>
      <text:p text:style-name="P7"/>
      <text:p text:style-name="P7">L307 Non-femtoscopic correlations</text:p>
      <text:p text:style-name="P28"><text:soft-page-break/>TODO<text:span text:style-name="T9"> I prefer non-femtoscopic background</text:span></text:p>
      <text:p text:style-name="P7"/>
      <text:p text:style-name="P7">L313-315 Drop the last sentence of the paragraph.</text:p>
      <text:p text:style-name="P28">TODO<text:span text:style-name="T9"> This sentence motivates why the simulation is needed</text:span></text:p>
      <text:p text:style-name="Standard"/>
      <text:p text:style-name="P16">L331-332: “during the fit of the low-k∗ signal region, the background is fixed” - this part was a bit</text:p>
      <text:p text:style-name="P16">confusing for me.The first part of the sentence is about fitting the background model to data, but</text:p>
      <text:p text:style-name="P16">then there is a statement that “the background is fixed” in the “fit”. What is the “fit” in this case</text:p>
      <text:p text:style-name="P16">then? Is it a fit of the experimental data with model of a full correlation function, with fixed</text:p>
      <text:p text:style-name="P16">background?</text:p>
      <text:p text:style-name="Standard"/>
      <text:p text:style-name="P7">L334-340 This is not used. Drop it.</text:p>
      <text:p text:style-name="Standard"/>
      <text:p text:style-name="P4">L334-340: agree - as I understand, this is not used in the final analysis (at least to my</text:p>
      <text:p text:style-name="P4">understanding from the text). Good for a PhD thesis to have this check, but here not needed</text:p>
      <text:p text:style-name="P4">and provides a bit of confusion. Since you have it here, why wasn’t it used for systematics then?</text:p>
      <text:p text:style-name="P4">In such a case that would be justified to have this part in the paper.</text:p>
      <text:p text:style-name="P4">Minor comments regarding this paragraph: “appendix” is not specified (you should say</text:p>
      <text:p text:style-name="P4">“Appendix A”). Sentence “is to instead attempt to eliminate it” doesn't sound good to me. “Thebackground MAY be effectively” -&gt; perhaps change “may be” to “can be”? “may be” sounds to</text:p>
      <text:p text:style-name="P4">me like “may or may not”, very weak statement. You also have “Stavinsky method” next to each</text:p>
      <text:p text:style-name="P4">other in the same line (336)</text:p>
      <text:p text:style-name="Standard"/>
      <text:p text:style-name="P7">L352-357 Starting from “For each pair system” until the end of the paragraph is repeated in the</text:p>
      <text:p text:style-name="P7">next paragraph. Remove it.</text:p>
      <text:p text:style-name="P28">TODO <text:span text:style-name="T9">No.</text:span></text:p>
      <text:p text:style-name="P7"/>
      <text:p text:style-name="P9">L357 “To summarize, the complete fit function” -&gt; The fit function...</text:p>
      <text:p text:style-name="P9">(It is already a subsection called summary)</text:p>
      <text:p text:style-name="P7"/>
      <text:p text:style-name="P7">L367 “and has been corrected for momentum resolution...” Already mentioned before in L364</text:p>
      <text:p text:style-name="P7"/>
      <text:p text:style-name="P12">L370 What is the effect of the variations done for the systematic study? Put it to the table 6.</text:p>
      <text:p text:style-name="P35"><text:span text:style-name="T3">TODO</text:span> The effect of the variations is shown in the figures, as the systematic uncertainty.</text:p>
      <text:p text:style-name="P7"/>
      <text:p text:style-name="P7">L373-374 The standard deviation is not the best estimator of the uncertainty. In the event of an</text:p>
      <text:p text:style-name="P7">infinite number of variations with very small steps, you would get 0 error.</text:p>
      <text:p text:style-name="P29">TODO <text:span text:style-name="T9">OK?</text:span></text:p>
      <text:p text:style-name="Standard"/>
      <text:p text:style-name="P4">L374: I think I didn’t get the procedure. You say “the correlation functions from each variation of</text:p>
      <text:p text:style-name="P4">the selection criteria were averaged”. So let’s say you have: default -&gt; functionDef, variation1 -&gt;</text:p>
      <text:p text:style-name="P4">function1, variation2 -&gt; function2, ..., variationN -&gt; functionN. This gives you, for each k*, a</text:p>
      <text:p text:style-name="P4">distribution of values. From this you calculate the average and the standard deviation. But what</text:p>
      <text:p text:style-name="P4">standard deviation do you calculate? *standard deviation of the average* (error of the mean) or</text:p>
      <text:p text:style-name="P4">*standard deviation of the distribution of N points* (sqrt of the second moment of the</text:p>
      <text:p text:style-name="P4">distribution)? If the former one, this is for sure not correct, and would give you 0 if N-&gt;infinity.</text:p>
      <text:p text:style-name="P4">Also, how do you calculate average? Is this a simple average or a weighted average?</text:p>
      <text:p text:style-name="P4">Anyway, this is very unclear.</text:p>
      <text:p text:style-name="Standard"/>
      <text:p text:style-name="P7"><text:soft-page-break/>L376-378 What is the correlation between the fit parameters?</text:p>
      <text:p text:style-name="P7"/>
      <text:p text:style-name="P7">L380-385 What is the effect of all these changes on the results? Also for Table 6.</text:p>
      <text:p text:style-name="P29">TODO<text:span text:style-name="T9"> Negligible.</text:span></text:p>
      <text:p text:style-name="Standard"/>
      <text:p text:style-name="Standard"/>
      <text:p text:style-name="Standard"/>
      <text:p text:style-name="P1">RESULTS</text:p>
      <text:p text:style-name="Standard"/>
      <text:p text:style-name="P7">L390-394 “but assumed unique among the different LK charge combinations (i.e., a parameter</text:p>
      <text:p text:style-name="P7">set describing the LK+ &amp; LK- system, a second set describing the LK- &amp; LK+ system, and a</text:p>
      <text:p text:style-name="P7">third for the LK0S &amp; LK0S system). Each correlation function receives a unique normalization</text:p>
      <text:p text:style-name="P7">parameter. The fits are corrected for finite momentum resolution effects, non-femtoscopic</text:p>
      <text:p text:style-name="P7">backgrounds, and residual correlations resulting from the feed-down from resonances.”</text:p>
      <text:p text:style-name="P7">-&gt; Already said in the previous section. Belongs to method. Drop it.</text:p>
      <text:p text:style-name="Standard"/>
      <text:p text:style-name="P16">L393: The fits are corrected for finite momentum resolution effects... -&gt; I would say “The fits (or</text:p>
      <text:p text:style-name="P17">fit functions) include finite momentum resolution effects...”.</text:p>
      <text:p text:style-name="P21"/>
      <text:p text:style-name="P8">L398-400 Why primary contribution is different for different centralities?</text:p>
      <text:p text:style-name="P7">The difference due to the non-femtoscopic background should be properly captured by</text:p>
      <text:p text:style-name="P7">THERMINATOR.</text:p>
      <text:p text:style-name="P29">TODO<text:span text:style-name="T9"> I do not understand the question. <text:s/>Different centralities have different sizes, so the correlation functions will be different.</text:span></text:p>
      <text:p text:style-name="P7"/>
      <text:p text:style-name="P9">L407-408 “The real part of the scattering length describes the effect of the strong interaction,</text:p>
      <text:p text:style-name="P9">making the difference in these systems quite intriguing.”</text:p>
      <text:p text:style-name="P9">Remove it. Should be decided by the reader.</text:p>
      <text:p text:style-name="P7"/>
      <text:p text:style-name="P7">L415 “which is clearly inconsistent with the LK+ system” Considering the errors (specially from</text:p>
      <text:p text:style-name="P7">[11] this is a too strong statement.</text:p>
      <text:p text:style-name="Standard"/>
      <text:p text:style-name="P16">L443: “smaller homogeneity regions”, I would explain what a “homogeneity region” is, so far only</text:p>
      <text:p text:style-name="P16">“source” was used to describe a region from which particles are emitted.</text:p>
      <text:p text:style-name="P16">Fig. 4, Tab. 6 and related text - I’m confused by the meaning of “lambda_{Fit}” parameter.</text:p>
      <text:p text:style-name="P16">If I understand correctly the Eq. 6 (page 9), lambda_{Fit} is introduced to account for residual</text:p>
      <text:p text:style-name="P16">correlations. Then, the parameter “lambda_{LambdaK}” is related to the studied correlations of</text:p>
      <text:p text:style-name="P16">LambdaK system. Why then present “lambda_{Fit}” instead of “lambda_{LambdaK}” as one of</text:p>
      <text:p text:style-name="P16">the main results of the paper?</text:p>
      <text:p text:style-name="Standard"/>
      <text:p text:style-name="P7">Fig. 4 d0 is not commented at all in the text.</text:p>
      <text:p text:style-name="P7"/>
      <text:p text:style-name="P7">L460 and until the end. C00 is identical to the normal analysis for radii. C11 of fig. 6 is not</text:p>
      <text:p text:style-name="P7">corrected for background. The non-identical radii can not be easily obtained from the single</text:p>
      <text:p text:style-name="P7">particle radii. Moreover, the mean &lt;m_T&gt; of the particles is not fully correct, as at k*=0, the</text:p>
      <text:p text:style-name="P7">slowest kaons will be balanced by the fast lambdas. Therefore the relevant m_T is os kaons of</text:p>
      <text:p text:style-name="P7">those which contribute to the low k* region! This part is very non trivial.</text:p>
      <text:p text:style-name="P30">TODO <text:span text:style-name="T9">OK? <text:s/></text:span><text:span text:style-name="T10">I understand that the non-identical radii are not easily obtained from the single particle radii.</text:span></text:p>
      <text:p text:style-name="P7"><text:soft-page-break/></text:p>
      <text:p text:style-name="P7">Fig. 5 Why &lt;m_T&gt; changes with centrality for LK by ~50 MeV/c2?</text:p>
      <text:p text:style-name="P30">TODO<text:span text:style-name="T9"> Because the collision system is changing</text:span></text:p>
      <text:p text:style-name="Standard"/>
      <text:p text:style-name="Standard"/>
      <text:p text:style-name="P1">SUMMARY</text:p>
      <text:p text:style-name="P1"/>
      <text:p text:style-name="P7">L483-484 “The non-femtoscopic background is found to result almost entirely</text:p>
      <text:p text:style-name="P7">from collective effects” Where any other tested?</text:p>
      <text:p text:style-name="P31">TODO<text:span text:style-name="T9"> I do not understand the question.</text:span></text:p>
      <text:p text:style-name="P9">“and is described quantitatively with unprecedented precision with” in 30-50% centrality there</text:p>
      <text:p text:style-name="P9">are systematics. Soften it.</text:p>
      <text:p text:style-name="P7"/>
      <text:p text:style-name="P7">L485-488 “Finally, the LK systems exhibit source radii larger than expected from extrapolation</text:p>
      <text:p text:style-name="P7">from identical particle femtoscopic studies. This effect is interpreted as resulting from the</text:p>
      <text:p text:style-name="P7">separation in space–time of the single-particle L and K source distributions (i.e., the emission</text:p>
      <text:p text:style-name="P7">asymmetry of the source).”</text:p>
      <text:p text:style-name="P13">It is not easy to have non-identical radii from identical. What were the expected values?</text:p>
      <text:p text:style-name="P32">TODO<text:span text:style-name="T9"> Right. <text:s/>One cannot come up with expected values without knowing the space-time separation between the single particle sources. <text:s/>The point is basically that non-identical results should not even be placed on the same figure with identical particle studies.</text:span></text:p>
      <text:p text:style-name="P22"/>
      <text:p text:style-name="P22"/>
      <text:p text:style-name="P3">BIBLIOGRAPHY</text:p>
      <text:p text:style-name="P22"/>
      <text:p text:style-name="P7">Inspirehep bug, name of the journal attached as number (in bold) <text:span text:style-name="T1">Phys. Rev. C </text:span><text:span text:style-name="T2">78</text:span></text:p>
      <text:p text:style-name="P7">(references 3, 6, 7, 8, 9, 10, 11, 13, 14, 17, 19, 20, 24, 27, 28, 29, 30, 33, 34, 35, 37, 39)</text:p>
      <text:p text:style-name="Standard"/>
      <text:p text:style-name="P20">Please be consistent with the number of letters in the names of authors, e.g. B. Abelev in [19]</text:p>
      <text:p text:style-name="P20">and B. B. Abelev in [20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56:12.706707565</meta:creation-date>
    <meta:generator>LibreOffice/5.1.6.2$Linux_X86_64 LibreOffice_project/10m0$Build-2</meta:generator>
    <dc:date>2020-01-25T15:55:36.366045975</dc:date>
    <meta:editing-duration>PT2H59M3S</meta:editing-duration>
    <meta:editing-cycles>30</meta:editing-cycles>
    <meta:document-statistic meta:table-count="0" meta:image-count="0" meta:object-count="0" meta:page-count="10" meta:paragraph-count="326" meta:word-count="3777" meta:character-count="23024" meta:non-whitespace-character-count="19572"/>
  </office:meta>
</office:document-meta>
</file>